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444ac" officeooo:paragraph-rsid="001444ac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444ac" officeooo:paragraph-rsid="00155fec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55fec" officeooo:paragraph-rsid="00155fec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74330" officeooo:paragraph-rsid="00174330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Nunito" fo:font-size="12pt" fo:letter-spacing="normal" fo:font-style="normal" fo:font-weight="normal" officeooo:rsid="00155fec" officeooo:paragraph-rsid="00155fec"/>
    </style:style>
    <style:style style:name="P7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000000" style:font-name="Nunito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Nunito" fo:font-size="12pt" fo:letter-spacing="normal" fo:font-style="normal" fo:font-weight="normal" officeooo:rsid="00155fec"/>
    </style:style>
    <style:style style:name="T3" style:family="text">
      <style:text-properties fo:font-variant="normal" fo:text-transform="none" fo:color="#000000" fo:letter-spacing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[22,27,16,2,18,6]</text:span></text:span><text:span text:style-name="T3"> </text:span><text:span text:style-name="T1">-&gt; Insertion Sort</text:span></text:p>
      <text:p text:style-name="P2"><text:span text:style-name="T1"/></text:p>
      <text:p text:style-name="P2"><text:span text:style-name="T1">- ilk 2 değere bakıyoruz: 22 27’den küçük,</text:span></text:p>
      <text:p text:style-name="P2"><text:span text:style-name="T1">- 3.değere bakıyoruz 16 27’den küçük bu ikisini yer değiştiriyoruz; [22,16,27,2,18,6]</text:span></text:p>
      <text:p text:style-name="P2"><text:span text:style-name="T1">- 16 22’den küçük olduğunu görüyüruz bu sefer 16 ile 22’nin yerini değiştiriyoruz; [16,22,27,2,18,6]</text:span></text:p>
      <text:p text:style-name="P2"><text:span text:style-name="T1">- 4.değerde 2 olduğunugörüyoruz bu değer hepsinden küçük en başa alıyoruz;[2,16,22,27,18,6]</text:span></text:p>
      <text:p text:style-name="P2"><text:span text:style-name="T1">-18, 27 ve 22’den küçük 16’dan büyük olduğundan; [2,16,18,22,27,6]</text:span></text:p>
      <text:p text:style-name="P2"><text:span text:style-name="T1">- 6, sadece 2’den büyük olduğu için; [2,6,16,18,22,27] yazarak sıralamanın son halini elde ediyoruz.</text:span></text:p>
      <text:p text:style-name="P2"><text:span text:style-name="T1"/></text:p>
      <text:p text:style-name="P2"><text:span text:style-name="T1"/></text:p>
      <text:p text:style-name="P3"><text:span text:style-name="T2">Big-O Bulalım:</text:span></text:p>
      <text:p text:style-name="P3"><text:span text:style-name="T2"/></text:p>
      <text:p text:style-name="P3"><text:span text:style-name="T2">Başlangıçta </text:span><text:span text:style-name="T1"><text:s/></text:span><text:span text:style-name="T2">n tane değerim olduğunu düşünürsek; her adımda n değerim 1’er azalır taki 1’e kadar yani= n+(n-1)+(n-2)+...+1 şeklinde matematiksel karşılığını gösterebiliriz. Bu işlem bana 1’den n’e kadar olan sayıların toplamını veriyor. Bunun da matematiksel formülü = (n*(n+1))/2</text:span></text:p>
      <text:p text:style-name="P4"><text:span text:style-name="T1">(n*(n+1))/2 = (n^2+n)/2 buradan da fonksiyonu domine eden değer n^2 olduğu için; O(n^2) şeklinde bulduk.</text:span></text:p>
      <text:p text:style-name="P4"><text:span text:style-name="T1"/></text:p>
      <text:p text:style-name="P4"><text:span text:style-name="T1"/></text:p>
      <text:p text:style-name="P6">Time Complexity: Dizi sıralandıktan sonra 18 sayısı case'lerden hangisinin kapsamına girer? </text:p>
      <text:p text:style-name="P6">Average case’e girer, çünkü aranan sayı ortada bulunuyor.</text:p>
      <text:list xml:id="list279974414" text:style-name="L1">
        <text:list-header>
          <text:p text:style-name="P7"/>
        </text:list-header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Strong_20_Emphasis"><text:span text:style-name="T1">[7,3,5,8,2,9,4,15,6</text:span></text:span><text:span text:style-name="T1">] dizisinin Selection Sort'a göre ilk 4 adımını yazınız.</text:span></text:p>
      <text:p text:style-name="P4"><text:span text:style-name="T1"/></text:p>
      <text:p text:style-name="P5"><text:span text:style-name="T1">[3,7,5,8,2,9,4,15,6]</text:span></text:p>
      <text:p text:style-name="P5"><text:span text:style-name="T1">[3,5,7,8,2,9,4,15,6]</text:span></text:p>
      <text:p text:style-name="P5"><text:span text:style-name="T1">[2,3,5,7,8,9,4,15,6]</text:span></text:p>
      <text:p text:style-name="P5"><text:span text:style-name="T1">[2,3,4,5,7,8,9,15,6] <text:s/>şeklindedi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21:02:43.579201896</meta:creation-date>
    <dc:date>2023-04-13T21:26:01.796218624</dc:date>
    <meta:editing-duration>PT2M58S</meta:editing-duration>
    <meta:editing-cycles>1</meta:editing-cycles>
    <meta:document-statistic meta:table-count="0" meta:image-count="0" meta:object-count="0" meta:page-count="1" meta:paragraph-count="17" meta:word-count="158" meta:character-count="1235" meta:non-whitespace-character-count="1091"/>
    <meta:generator>LibreOffice/6.4.7.2$Linux_X86_64 LibreOffice_project/40$Build-2</meta:generator>
  </office:meta>
</office:document-meta>
</file>